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1" svg:font-family="verdana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53f36" officeooo:paragraph-rsid="00053f36" style:font-weight-asian="bold" style:font-weight-complex="bold"/>
    </style:style>
    <style:style style:name="P2" style:family="paragraph" style:parent-style-name="Text_20_body">
      <style:text-properties officeooo:paragraph-rsid="00053f36"/>
    </style:style>
    <style:style style:name="P3" style:family="paragraph" style:parent-style-name="Text_20_body">
      <style:text-properties officeooo:rsid="00096c5a" officeooo:paragraph-rsid="00096c5a"/>
    </style:style>
    <style:style style:name="P4" style:family="paragraph" style:parent-style-name="Text_20_body">
      <style:text-properties fo:font-size="12pt" officeooo:rsid="00096c5a" officeooo:paragraph-rsid="00096c5a" style:font-size-asian="12pt" style:font-size-complex="12pt"/>
    </style:style>
    <style:style style:name="P5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rsid="00096c5a" officeooo:paragraph-rsid="00154324"/>
    </style:style>
    <style:style style:name="P6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paragraph-rsid="00154324"/>
    </style:style>
    <style:style style:name="P7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rsid="00154324" officeooo:paragraph-rsid="00154324"/>
    </style:style>
    <style:style style:name="P8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paragraph-rsid="001a2a9e"/>
    </style:style>
    <style:style style:name="P9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rsid="00204f02" officeooo:paragraph-rsid="00204f02"/>
    </style:style>
    <style:style style:name="P10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paragraph-rsid="00294c52"/>
    </style:style>
    <style:style style:name="P11" style:family="paragraph" style:parent-style-name="Text_20_body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paragraph-rsid="0036dd83"/>
    </style:style>
    <style:style style:name="P12" style:family="paragraph" style:parent-style-name="Text_20_body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bold" officeooo:paragraph-rsid="00154324" style:font-weight-asian="bold" style:font-weight-complex="bold" loext:padding="0cm" loext:border="none"/>
    </style:style>
    <style:style style:name="P13" style:family="paragraph" style:parent-style-name="Text_20_body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bold" officeooo:rsid="001a2a9e" officeooo:paragraph-rsid="001a2a9e" style:font-weight-asian="bold" style:font-weight-complex="bold" loext:padding="0cm" loext:border="none"/>
    </style:style>
    <style:style style:name="P14" style:family="paragraph" style:parent-style-name="Text_20_body">
      <style:text-properties fo:font-variant="normal" fo:text-transform="none" fo:color="#000000" style:font-name="verdana1" fo:font-size="9.75pt" fo:letter-spacing="normal" fo:font-style="normal" fo:font-weight="normal" officeooo:paragraph-rsid="00154324" loext:padding="0cm" loext:border="none"/>
    </style:style>
    <style:style style:name="P15" style:family="paragraph" style:parent-style-name="Text_20_body">
      <style:text-properties fo:font-variant="normal" fo:text-transform="none" fo:color="#000000" fo:letter-spacing="normal" officeooo:paragraph-rsid="0036dd83" loext:padding="0cm" loext:border="none"/>
    </style:style>
    <style:style style:name="P16" style:family="paragraph" style:parent-style-name="Text_20_body">
      <style:text-properties officeooo:paragraph-rsid="00204f02"/>
    </style:style>
    <style:style style:name="P17" style:family="paragraph" style:parent-style-name="Text_20_body">
      <style:text-properties officeooo:paragraph-rsid="0036dd83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verdana1" fo:font-size="9.75pt" fo:letter-spacing="normal" fo:font-style="normal" fo:font-weight="normal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verdana1" fo:font-size="9.75pt" fo:letter-spacing="normal" fo:font-style="normal" fo:font-weight="normal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verdana1" fo:font-size="9.75pt" fo:letter-spacing="normal" fo:font-style="normal" fo:font-weight="normal" officeooo:paragraph-rsid="002582b1" loext:padding="0cm" loext:border="none"/>
    </style:style>
    <style:style style:name="P22" style:family="paragraph" style:parent-style-name="Text_20_body" style:list-style-name="L1">
      <style:text-properties fo:font-variant="normal" fo:text-transform="none" fo:color="#000000" style:font-name="verdana" fo:font-size="9.75pt" fo:letter-spacing="normal" fo:font-style="normal" fo:font-weight="normal" officeooo:paragraph-rsid="0010e832"/>
    </style:style>
    <style:style style:name="P23" style:family="paragraph" style:parent-style-name="Text_20_body" style:list-style-name="L1">
      <style:text-properties fo:font-variant="normal" fo:text-transform="none" fo:color="#000000" style:font-name="verdana" fo:font-size="9.75pt" fo:letter-spacing="normal" fo:font-style="normal" fo:font-weight="normal" officeooo:paragraph-rsid="0012b996"/>
    </style:style>
    <style:style style:name="P24" style:family="paragraph" style:parent-style-name="Text_20_body" style:list-style-name="L2">
      <style:text-properties fo:font-variant="normal" fo:text-transform="none" fo:color="#000000" style:font-name="verdana" fo:font-size="9.75pt" fo:letter-spacing="normal" fo:font-style="normal" fo:font-weight="normal" officeooo:paragraph-rsid="00154324"/>
    </style:style>
    <style:style style:name="P25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rsid="0036dd83" officeooo:paragraph-rsid="0036dd83" loext:padding="0cm" loext:border="none"/>
    </style:style>
    <style:style style:name="P26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paragraph-rsid="0040cc44" loext:padding="0cm" loext:border="none"/>
    </style:style>
    <style:style style:name="P27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paragraph-rsid="00459c83" loext:padding="0cm" loext:border="none"/>
    </style:style>
    <style:style style:name="P28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rsid="004a8c90" officeooo:paragraph-rsid="004a8c90" loext:padding="0cm" loext:border="none"/>
    </style:style>
    <style:style style:name="P29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paragraph-rsid="006d4fcf"/>
    </style:style>
    <style:style style:name="P30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rsid="0072e837" officeooo:paragraph-rsid="0072e837"/>
    </style:style>
    <style:style style:name="P31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paragraph-rsid="0084b425"/>
    </style:style>
    <style:style style:name="P32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paragraph-rsid="008ad82d"/>
    </style:style>
    <style:style style:name="P33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officeooo:paragraph-rsid="00901add"/>
    </style:style>
    <style:style style:name="P34" style:family="paragraph" style:parent-style-name="Text_20_body" style:list-style-name="L2">
      <style:text-properties fo:font-variant="normal" fo:text-transform="none" fo:color="#000000" style:font-name="verdana" fo:font-size="9.75pt" fo:letter-spacing="normal" fo:font-style="normal" style:text-underline-style="none" fo:font-weight="normal" officeooo:rsid="00096c5a" officeooo:paragraph-rsid="00154324" style:font-weight-asian="normal" style:font-weight-complex="normal"/>
    </style:style>
    <style:style style:name="P35" style:family="paragraph" style:parent-style-name="Text_20_body">
      <style:text-properties fo:font-variant="normal" fo:text-transform="none" fo:color="#000000" style:font-name="verdana" fo:font-size="9.75pt" fo:letter-spacing="normal" fo:font-style="normal" style:text-underline-style="none" fo:font-weight="normal" officeooo:rsid="00096c5a" officeooo:paragraph-rsid="00096c5a" style:font-weight-asian="normal" style:font-weight-complex="normal"/>
    </style:style>
    <style:style style:name="P36" style:family="paragraph" style:parent-style-name="Text_20_body" style:list-style-name="L4">
      <style:text-properties fo:font-variant="normal" fo:text-transform="none" fo:color="#000000" style:font-name="verdana" fo:font-size="9.75pt" fo:letter-spacing="normal" fo:font-style="normal" style:text-underline-style="none" fo:font-weight="normal" officeooo:rsid="001855de" officeooo:paragraph-rsid="001855de" style:font-weight-asian="normal" style:font-weight-complex="normal" loext:padding="0cm" loext:border="none"/>
    </style:style>
    <style:style style:name="P37" style:family="paragraph" style:parent-style-name="Text_20_body" style:list-style-name="L5">
      <style:text-properties fo:font-variant="normal" fo:text-transform="none" fo:color="#000000" style:font-name="verdana" fo:font-size="9.75pt" fo:letter-spacing="normal" fo:font-style="normal" style:text-underline-style="none" fo:font-weight="normal" officeooo:rsid="001855de" officeooo:paragraph-rsid="001855de" style:font-weight-asian="normal" style:font-weight-complex="normal" loext:padding="0cm" loext:border="none"/>
    </style:style>
    <style:style style:name="P38" style:family="paragraph" style:parent-style-name="Text_20_body">
      <style:text-properties fo:font-variant="normal" fo:text-transform="none" fo:color="#000000" style:font-name="verdana" fo:font-size="9.75pt" fo:letter-spacing="normal" fo:font-style="normal" style:text-underline-style="none" fo:font-weight="normal" officeooo:rsid="001a2a9e" officeooo:paragraph-rsid="001a2a9e" style:font-weight-asian="normal" style:font-weight-complex="normal" loext:padding="0cm" loext:border="none"/>
    </style:style>
    <style:style style:name="P39" style:family="paragraph" style:parent-style-name="Text_20_body" style:list-style-name="L3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paragraph-rsid="001855de"/>
    </style:style>
    <style:style style:name="P40" style:family="paragraph" style:parent-style-name="Text_20_body" style:list-style-name="L6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paragraph-rsid="00204f02"/>
    </style:style>
    <style:style style:name="P41" style:family="paragraph" style:parent-style-name="Text_20_body" style:list-style-name="L6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rsid="00154324" officeooo:paragraph-rsid="00204f02"/>
    </style:style>
    <style:style style:name="P42" style:family="paragraph" style:parent-style-name="Text_20_body" style:list-style-name="L9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paragraph-rsid="00294c52"/>
    </style:style>
    <style:style style:name="P43" style:family="paragraph" style:parent-style-name="Text_20_body" style:list-style-name="L9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paragraph-rsid="002ceff7"/>
    </style:style>
    <style:style style:name="P44" style:family="paragraph" style:parent-style-name="Text_20_body" style:list-style-name="L18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paragraph-rsid="00749c43"/>
    </style:style>
    <style:style style:name="P45" style:family="paragraph" style:parent-style-name="Text_20_body" style:list-style-name="L27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paragraph-rsid="0086403d"/>
    </style:style>
    <style:style style:name="P46" style:family="paragraph" style:parent-style-name="Text_20_body" style:list-style-name="L35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paragraph-rsid="00901add"/>
    </style:style>
    <style:style style:name="P47" style:family="paragraph" style:parent-style-name="Text_20_body" style:list-style-name="L6">
      <style:text-properties fo:font-variant="normal" fo:text-transform="none" fo:color="#000000" style:font-name="verdana1" fo:font-size="9.75pt" fo:letter-spacing="normal" fo:font-style="normal" fo:font-weight="normal" officeooo:paragraph-rsid="00204f02" loext:padding="0cm" loext:border="none"/>
    </style:style>
    <style:style style:name="P48" style:family="paragraph" style:parent-style-name="Text_20_body">
      <style:text-properties fo:font-variant="normal" fo:text-transform="none" fo:color="#000000" style:font-name="verdana1" fo:font-size="9.75pt" fo:letter-spacing="normal" fo:font-style="normal" fo:font-weight="normal" officeooo:paragraph-rsid="00204f02" loext:padding="0cm" loext:border="none"/>
    </style:style>
    <style:style style:name="P49" style:family="paragraph" style:parent-style-name="Text_20_body" style:list-style-name="L9">
      <style:text-properties fo:font-variant="normal" fo:text-transform="none" fo:color="#000000" style:font-name="verdana1" fo:font-size="9.75pt" fo:letter-spacing="normal" fo:font-style="normal" fo:font-weight="normal" officeooo:paragraph-rsid="0032b671" loext:padding="0cm" loext:border="none"/>
    </style:style>
    <style:style style:name="P50" style:family="paragraph" style:parent-style-name="Text_20_body" style:list-style-name="L9">
      <style:text-properties fo:font-variant="normal" fo:text-transform="none" fo:color="#000000" style:font-name="verdana1" fo:font-size="9.75pt" fo:letter-spacing="normal" fo:font-style="normal" fo:font-weight="normal" officeooo:paragraph-rsid="0033f70a" loext:padding="0cm" loext:border="none"/>
    </style:style>
    <style:style style:name="P51" style:family="paragraph" style:parent-style-name="Text_20_body" style:list-style-name="L9">
      <style:text-properties fo:font-variant="normal" fo:text-transform="none" fo:color="#000000" style:font-name="verdana1" fo:font-size="9.75pt" fo:letter-spacing="normal" fo:font-style="normal" fo:font-weight="normal" officeooo:paragraph-rsid="002ceff7" loext:padding="0cm" loext:border="none"/>
    </style:style>
    <style:style style:name="P52" style:family="paragraph" style:parent-style-name="Text_20_body">
      <style:text-properties fo:font-variant="normal" fo:text-transform="none" fo:color="#000000" style:font-name="verdana1" fo:font-size="9.75pt" fo:letter-spacing="normal" fo:font-style="normal" fo:font-weight="normal" officeooo:paragraph-rsid="0036dd83" loext:padding="0cm" loext:border="none"/>
    </style:style>
    <style:style style:name="P53" style:family="paragraph" style:parent-style-name="Text_20_body">
      <style:text-properties fo:font-variant="normal" fo:text-transform="none" fo:color="#000000" style:font-name="verdana1" fo:font-size="9.75pt" fo:letter-spacing="normal" fo:font-style="normal" fo:font-weight="normal" officeooo:paragraph-rsid="004da43b" loext:padding="0cm" loext:border="none"/>
    </style:style>
    <style:style style:name="P54" style:family="paragraph" style:parent-style-name="Text_20_body">
      <style:text-properties fo:font-variant="normal" fo:text-transform="none" fo:color="#000000" style:font-name="verdana1" fo:font-size="9.75pt" fo:letter-spacing="normal" fo:font-style="normal" fo:font-weight="normal" officeooo:paragraph-rsid="006759f2" loext:padding="0cm" loext:border="none"/>
    </style:style>
    <style:style style:name="P55" style:family="paragraph" style:parent-style-name="Text_20_body" style:list-style-name="L18">
      <style:text-properties fo:font-variant="normal" fo:text-transform="none" fo:color="#000000" style:font-name="verdana1" fo:font-size="9.75pt" fo:letter-spacing="normal" fo:font-style="normal" fo:font-weight="normal" officeooo:paragraph-rsid="007a0a3e" loext:padding="0cm" loext:border="none"/>
    </style:style>
    <style:style style:name="P56" style:family="paragraph" style:parent-style-name="Text_20_body" style:list-style-name="L24">
      <style:text-properties fo:font-variant="normal" fo:text-transform="none" fo:color="#000000" style:font-name="verdana1" fo:font-size="9.75pt" fo:letter-spacing="normal" fo:font-style="normal" fo:font-weight="normal" officeooo:paragraph-rsid="00805ad7" loext:padding="0cm" loext:border="none"/>
    </style:style>
    <style:style style:name="P57" style:family="paragraph" style:parent-style-name="Text_20_body" style:list-style-name="L28">
      <style:text-properties fo:font-variant="normal" fo:text-transform="none" fo:color="#000000" style:font-name="verdana1" fo:font-size="9.75pt" fo:letter-spacing="normal" fo:font-style="normal" fo:font-weight="normal" officeooo:paragraph-rsid="00889589" loext:padding="0cm" loext:border="none"/>
    </style:style>
    <style:style style:name="P58" style:family="paragraph" style:parent-style-name="Text_20_body" style:list-style-name="L29">
      <style:text-properties fo:font-variant="normal" fo:text-transform="none" fo:color="#000000" style:font-name="verdana1" fo:font-size="9.75pt" fo:letter-spacing="normal" fo:font-style="normal" fo:font-weight="normal" officeooo:paragraph-rsid="0088df2b" loext:padding="0cm" loext:border="none"/>
    </style:style>
    <style:style style:name="P59" style:family="paragraph" style:parent-style-name="Text_20_body">
      <style:text-properties fo:font-variant="normal" fo:text-transform="none" fo:color="#000000" style:font-name="verdana1" fo:font-size="9.75pt" fo:letter-spacing="normal" fo:font-style="normal" fo:font-weight="normal" officeooo:paragraph-rsid="0040b8da"/>
    </style:style>
    <style:style style:name="P60" style:family="paragraph" style:parent-style-name="Text_20_body">
      <style:text-properties fo:font-variant="normal" fo:text-transform="none" fo:color="#000000" style:font-name="verdana1" fo:font-size="9.75pt" fo:letter-spacing="normal" fo:font-style="normal" fo:font-weight="normal" officeooo:rsid="006d4fcf" officeooo:paragraph-rsid="006d4fcf" loext:padding="0cm" loext:border="none"/>
    </style:style>
    <style:style style:name="P61" style:family="paragraph" style:parent-style-name="Text_20_body" style:list-style-name="L18">
      <style:text-properties fo:font-variant="normal" fo:text-transform="none" fo:color="#000000" style:font-name="verdana1" fo:font-size="9.75pt" fo:letter-spacing="normal" fo:font-style="normal" fo:font-weight="normal" officeooo:paragraph-rsid="007a0a3e"/>
    </style:style>
    <style:style style:name="P62" style:family="paragraph" style:parent-style-name="Text_20_body" style:list-style-name="L9">
      <style:text-properties fo:font-variant="normal" fo:text-transform="none" fo:color="#000000" style:font-name="verdana1" fo:font-size="9.75pt" fo:letter-spacing="normal" fo:font-style="normal" style:text-underline-style="none" fo:font-weight="normal" officeooo:paragraph-rsid="0033f70a" loext:padding="0cm" loext:border="none"/>
    </style:style>
    <style:style style:name="P63" style:family="paragraph" style:parent-style-name="Text_20_body" style:list-style-name="L9">
      <style:text-properties fo:font-variant="normal" fo:text-transform="none" fo:color="#000000" fo:letter-spacing="normal" officeooo:paragraph-rsid="0033f70a" loext:padding="0cm" loext:border="none"/>
    </style:style>
    <style:style style:name="P64" style:family="paragraph" style:parent-style-name="Text_20_body" style:list-style-name="L24">
      <style:text-properties fo:font-variant="normal" fo:text-transform="none" fo:color="#000000" fo:letter-spacing="normal" officeooo:paragraph-rsid="00805ad7" loext:padding="0cm" loext:border="none"/>
    </style:style>
    <style:style style:name="P65" style:family="paragraph" style:parent-style-name="Text_20_body" style:list-style-name="L29">
      <style:text-properties fo:font-variant="normal" fo:text-transform="none" fo:color="#000000" fo:letter-spacing="normal" officeooo:paragraph-rsid="0088df2b" loext:padding="0cm" loext:border="none"/>
    </style:style>
    <style:style style:name="P66" style:family="paragraph" style:parent-style-name="Text_20_body" style:list-style-name="L10">
      <style:text-properties officeooo:paragraph-rsid="0036dd83"/>
    </style:style>
    <style:style style:name="P67" style:family="paragraph" style:parent-style-name="Text_20_body">
      <style:text-properties officeooo:paragraph-rsid="004da43b"/>
    </style:style>
    <style:style style:name="P68" style:family="paragraph" style:parent-style-name="Text_20_body">
      <style:text-properties officeooo:paragraph-rsid="0056a2a8"/>
    </style:style>
    <style:style style:name="P69" style:family="paragraph" style:parent-style-name="Text_20_body" style:list-style-name="L15">
      <style:text-properties officeooo:paragraph-rsid="0056a2a8"/>
    </style:style>
    <style:style style:name="P70" style:family="paragraph" style:parent-style-name="Text_20_body" style:list-style-name="L16">
      <style:text-properties officeooo:paragraph-rsid="006759f2"/>
    </style:style>
    <style:style style:name="P71" style:family="paragraph" style:parent-style-name="Text_20_body" style:list-style-name="L18">
      <style:text-properties officeooo:paragraph-rsid="00763c88"/>
    </style:style>
    <style:style style:name="P72" style:family="paragraph" style:parent-style-name="Text_20_body" style:list-style-name="L20">
      <style:text-properties officeooo:paragraph-rsid="00763c88"/>
    </style:style>
    <style:style style:name="P73" style:family="paragraph" style:parent-style-name="Text_20_body" style:list-style-name="L18">
      <style:text-properties style:text-underline-style="solid" style:text-underline-width="auto" style:text-underline-color="font-color" officeooo:paragraph-rsid="00749c43"/>
    </style:style>
    <style:style style:name="P74" style:family="paragraph" style:parent-style-name="Text_20_body">
      <style:text-properties style:text-underline-style="solid" style:text-underline-width="auto" style:text-underline-color="font-color" officeooo:paragraph-rsid="00992563"/>
    </style:style>
    <style:style style:name="P75" style:family="paragraph" style:parent-style-name="Text_20_body" style:list-style-name="L22">
      <style:text-properties officeooo:paragraph-rsid="007a0a3e"/>
    </style:style>
    <style:style style:name="P76" style:family="paragraph" style:parent-style-name="Text_20_body" style:list-style-name="L23">
      <style:text-properties officeooo:paragraph-rsid="00749c43"/>
    </style:style>
    <style:style style:name="P77" style:family="paragraph" style:parent-style-name="Text_20_body" style:list-style-name="L24">
      <style:text-properties officeooo:paragraph-rsid="00805ad7"/>
    </style:style>
    <style:style style:name="P78" style:family="paragraph" style:parent-style-name="Text_20_body" style:list-style-name="L24">
      <style:text-properties style:text-underline-style="none" officeooo:paragraph-rsid="00749c43"/>
    </style:style>
    <style:style style:name="P79" style:family="paragraph" style:parent-style-name="Text_20_body" style:list-style-name="L28">
      <style:text-properties officeooo:paragraph-rsid="0086403d"/>
    </style:style>
    <style:style style:name="P80" style:family="paragraph" style:parent-style-name="Text_20_body" style:list-style-name="L28">
      <style:text-properties officeooo:paragraph-rsid="00889589"/>
    </style:style>
    <style:style style:name="P81" style:family="paragraph" style:parent-style-name="Text_20_body" style:list-style-name="L29">
      <style:text-properties officeooo:paragraph-rsid="00889589"/>
    </style:style>
    <style:style style:name="P82" style:family="paragraph" style:parent-style-name="Text_20_body" style:list-style-name="L29">
      <style:text-properties officeooo:paragraph-rsid="0088df2b"/>
    </style:style>
    <style:style style:name="P83" style:family="paragraph" style:parent-style-name="Text_20_body" style:list-style-name="L33">
      <style:text-properties officeooo:paragraph-rsid="008ad82d"/>
    </style:style>
    <style:style style:name="P84" style:family="paragraph" style:parent-style-name="Text_20_body" style:list-style-name="L35">
      <style:text-properties officeooo:paragraph-rsid="00901add"/>
    </style:style>
    <style:style style:name="P85" style:family="paragraph" style:parent-style-name="Text_20_body" style:list-style-name="L37">
      <style:text-properties officeooo:paragraph-rsid="00901add"/>
    </style:style>
    <style:style style:name="P86" style:family="paragraph" style:parent-style-name="Text_20_body" style:list-style-name="L40">
      <style:text-properties officeooo:paragraph-rsid="00901add"/>
    </style:style>
    <style:style style:name="P87" style:family="paragraph" style:parent-style-name="Text_20_body" style:list-style-name="L40">
      <style:text-properties officeooo:paragraph-rsid="0097edfc"/>
    </style:style>
    <style:style style:name="P88" style:family="paragraph" style:parent-style-name="Text_20_body">
      <style:text-properties officeooo:paragraph-rsid="0097edfc"/>
    </style:style>
    <style:style style:name="P89" style:family="paragraph" style:parent-style-name="Text_20_body">
      <style:text-properties officeooo:paragraph-rsid="00992563"/>
    </style:style>
    <style:style style:name="P90" style:family="paragraph" style:parent-style-name="Text_20_body" style:list-style-name="L44">
      <style:text-properties officeooo:paragraph-rsid="00992563"/>
    </style:style>
    <style:style style:name="P91" style:family="paragraph" style:parent-style-name="Text_20_body" style:list-style-name="L47">
      <style:text-properties officeooo:paragraph-rsid="009d8a5d"/>
    </style:style>
    <style:style style:name="P92" style:family="paragraph" style:parent-style-name="Text_20_body" style:list-style-name="L6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verdana1" fo:font-size="9.75pt" fo:letter-spacing="normal" fo:font-style="normal" fo:font-weight="normal" officeooo:paragraph-rsid="00204f02" loext:padding="0cm" loext:border="none"/>
    </style:style>
    <style:style style:name="P93" style:family="paragraph" style:parent-style-name="Text_20_body" style:list-style-name="L7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verdana1" fo:font-size="9.75pt" fo:letter-spacing="normal" fo:font-style="normal" fo:font-weight="normal" loext:padding="0cm" loext:border="none"/>
    </style:style>
    <style:style style:name="P94" style:family="paragraph" style:parent-style-name="Text_20_body" style:list-style-name="L7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verdana1" fo:font-size="9.75pt" fo:letter-spacing="normal" fo:font-style="normal" fo:font-weight="normal" officeooo:paragraph-rsid="00204f02" loext:padding="0cm" loext:border="none"/>
    </style:style>
    <style:style style:name="P95" style:family="paragraph" style:parent-style-name="Text_20_body" style:list-style-name="L8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verdana1" fo:font-size="9.75pt" fo:letter-spacing="normal" fo:font-style="normal" fo:font-weight="normal" loext:padding="0cm" loext:border="none"/>
    </style:style>
    <style:style style:name="P96" style:family="paragraph" style:parent-style-name="Text_20_body">
      <style:paragraph-properties fo:margin-left="0cm" fo:margin-right="0cm" fo:margin-top="0cm" fo:margin-bottom="0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9.75pt" fo:letter-spacing="normal" fo:font-style="normal" fo:font-weight="normal" loext:padding="0cm" loext:border="non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officeooo:rsid="00096c5a" style:font-weight-asian="normal" style:font-weight-complex="normal"/>
    </style:style>
    <style:style style:name="T6" style:family="text">
      <style:text-properties style:text-underline-style="none" officeooo:rsid="000bf831" style:font-weight-asian="normal" style:font-weight-complex="normal"/>
    </style:style>
    <style:style style:name="T7" style:family="text">
      <style:text-properties style:text-underline-style="none" style:font-weight-asian="normal" style:font-weight-complex="normal" loext:padding="0cm" loext:border="none"/>
    </style:style>
    <style:style style:name="T8" style:family="text">
      <style:text-properties style:text-underline-style="none" officeooo:rsid="001a2a9e" style:font-weight-asian="normal" style:font-weight-complex="normal" loext:padding="0cm" loext:border="none"/>
    </style:style>
    <style:style style:name="T9" style:family="text">
      <style:text-properties style:text-underline-style="none" officeooo:rsid="001d7dce" style:font-weight-asian="normal" style:font-weight-complex="normal" loext:padding="0cm" loext:border="none"/>
    </style:style>
    <style:style style:name="T10" style:family="text">
      <style:text-properties style:text-underline-style="none" fo:font-weight="bold" style:font-weight-asian="normal" style:font-weight-complex="normal"/>
    </style:style>
    <style:style style:name="T11" style:family="text">
      <style:text-properties style:text-underline-style="none" loext:padding="0cm" loext:border="none"/>
    </style:style>
    <style:style style:name="T12" style:family="text">
      <style:text-properties fo:font-style="normal"/>
    </style:style>
    <style:style style:name="T13" style:family="text">
      <style:text-properties style:font-name="verdana"/>
    </style:style>
    <style:style style:name="T14" style:family="text">
      <style:text-properties style:font-name="verdana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verdana" loext:padding="0cm" loext:border="none"/>
    </style:style>
    <style:style style:name="T17" style:family="text">
      <style:text-properties style:font-name="verdana" officeooo:rsid="0040b8da" loext:padding="0cm" loext:border="none"/>
    </style:style>
    <style:style style:name="T18" style:family="text"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font-name="verdana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20" style:family="text">
      <style:text-properties style:font-name="verdana" style:text-underline-style="none" officeooo:rsid="00889589" fo:background-color="#ffffff" loext:char-shading-value="0"/>
    </style:style>
    <style:style style:name="T21" style:family="text">
      <style:text-properties fo:font-variant="normal" fo:text-transform="none" fo:color="#000000" style:font-name="verdana" fo:font-size="9.75pt" fo:letter-spacing="normal" fo:font-style="normal"/>
    </style:style>
    <style:style style:name="T22" style:family="text">
      <style:text-properties fo:font-variant="normal" fo:text-transform="none" fo:color="#000000" style:font-name="verdana" fo:font-size="9.75pt" fo:letter-spacing="normal" fo:font-style="normal" style:text-underline-style="none" fo:font-weight="normal"/>
    </style:style>
    <style:style style:name="T23" style:family="text">
      <style:text-properties fo:font-variant="normal" fo:text-transform="none" fo:color="#000000" style:font-name="verdana" fo:font-size="9.75pt" fo:letter-spacing="normal" fo:font-style="normal" style:text-underline-style="none" fo:font-weight="normal" style:font-weight-asian="normal" style:font-weight-complex="normal"/>
    </style:style>
    <style:style style:name="T24" style:family="text">
      <style:text-properties fo:font-variant="normal" fo:text-transform="none" fo:color="#000000" style:font-name="verdana" fo:font-size="9.75pt" fo:letter-spacing="normal" fo:font-style="normal" style:text-underline-style="none" fo:font-weight="normal" officeooo:rsid="00053f36" style:font-weight-asian="normal" style:font-weight-complex="normal"/>
    </style:style>
    <style:style style:name="T25" style:family="text">
      <style:text-properties fo:font-variant="normal" fo:text-transform="none" fo:color="#000000" style:font-name="verdana" fo:font-size="9.75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verdana" fo:font-size="9.75pt" fo:letter-spacing="normal" fo:font-style="normal" style:text-underline-style="none" fo:font-weight="normal" loext:padding="0cm" loext:border="none"/>
    </style:style>
    <style:style style:name="T27" style:family="text">
      <style:text-properties fo:font-variant="normal" fo:text-transform="none" fo:color="#000000" style:font-name="verdana" fo:font-size="9.75pt" fo:letter-spacing="normal" fo:font-style="normal" style:text-underline-style="none" fo:font-weight="normal" officeooo:rsid="00805ad7" loext:padding="0cm" loext:border="none"/>
    </style:style>
    <style:style style:name="T28" style:family="text">
      <style:text-properties fo:font-variant="normal" fo:text-transform="none" fo:color="#000000" style:font-name="verdana" fo:font-size="9.75pt" fo:letter-spacing="normal" fo:font-style="normal" style:text-underline-style="none" fo:font-weight="normal" officeooo:rsid="00889589"/>
    </style:style>
    <style:style style:name="T29" style:family="text">
      <style:text-properties fo:font-variant="normal" fo:text-transform="none" fo:color="#000000" style:font-name="verdana" fo:font-size="9.75pt" fo:letter-spacing="normal" fo:font-style="normal" style:text-underline-style="none" fo:font-weight="normal" officeooo:rsid="00889589" fo:background-color="#ffffff" loext:char-shading-value="0" loext:padding="0cm" loext:border="none"/>
    </style:style>
    <style:style style:name="T30" style:family="text">
      <style:text-properties fo:font-variant="normal" fo:text-transform="none" fo:color="#000000" style:font-name="verdana" fo:font-size="9.75pt" fo:letter-spacing="normal" fo:font-style="normal" style:text-underline-style="none" fo:font-weight="normal" officeooo:rsid="00901add" loext:padding="0cm" loext:border="none"/>
    </style:style>
    <style:style style:name="T31" style:family="text">
      <style:text-properties fo:font-variant="normal" fo:text-transform="none" fo:color="#000000" style:font-name="verdana" fo:font-size="9.75pt" fo:letter-spacing="normal" fo:font-style="normal" style:text-underline-style="none" fo:font-weight="bold"/>
    </style:style>
    <style:style style:name="T32" style:family="text">
      <style:text-properties fo:font-variant="normal" fo:text-transform="none" fo:color="#000000" style:font-name="verdana" fo:font-size="9.75pt" fo:letter-spacing="normal" fo:font-style="normal" style:text-underline-style="none" fo:font-weight="bold" style:font-weight-asian="normal" style:font-weight-complex="normal"/>
    </style:style>
    <style:style style:name="T33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/>
    </style:style>
    <style:style style:name="T34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bold"/>
    </style:style>
    <style:style style:name="T35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bold" officeooo:rsid="0036dd83" style:font-weight-asian="bold" style:font-weight-complex="bold"/>
    </style:style>
    <style:style style:name="T37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officeooo:rsid="0056a2a8" loext:padding="0cm" loext:border="none"/>
    </style:style>
    <style:style style:name="T38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loext:padding="0cm" loext:border="none"/>
    </style:style>
    <style:style style:name="T39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/>
    </style:style>
    <style:style style:name="T40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rsid="00889589"/>
    </style:style>
    <style:style style:name="T41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rsid="00901add" loext:padding="0cm" loext:border="none"/>
    </style:style>
    <style:style style:name="T42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rsid="00992563"/>
    </style:style>
    <style:style style:name="T43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rsid="00992563" style:font-weight-asian="normal" style:font-weight-complex="normal" loext:padding="0cm" loext:border="none"/>
    </style:style>
    <style:style style:name="T44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rsid="009d8a5d"/>
    </style:style>
    <style:style style:name="T45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officeooo:rsid="009d8a5d" loext:padding="0cm" loext:border="none"/>
    </style:style>
    <style:style style:name="T46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47" style:family="text">
      <style:text-properties fo:font-variant="normal" fo:text-transform="none" fo:color="#000000" style:font-name="verdana" fo:font-size="9.75pt" fo:letter-spacing="normal" fo:font-style="normal" fo:font-weight="normal" officeooo:rsid="00154324"/>
    </style:style>
    <style:style style:name="T48" style:family="text">
      <style:text-properties fo:font-variant="normal" fo:text-transform="none" fo:color="#000000" style:font-name="verdana" fo:font-size="9.75pt" fo:letter-spacing="normal" fo:font-style="normal" fo:font-weight="normal" officeooo:rsid="0036dd83"/>
    </style:style>
    <style:style style:name="T49" style:family="text">
      <style:text-properties fo:font-variant="normal" fo:text-transform="none" fo:color="#000000" style:font-name="verdana" fo:font-size="9.75pt" fo:letter-spacing="normal" fo:font-style="normal" fo:font-weight="normal" loext:padding="0cm" loext:border="none"/>
    </style:style>
    <style:style style:name="T50" style:family="text">
      <style:text-properties fo:font-variant="normal" fo:text-transform="none" fo:color="#000000" style:font-name="verdana" fo:font-size="9.75pt" fo:letter-spacing="normal" fo:font-style="normal" fo:font-weight="normal" officeooo:rsid="0072e837"/>
    </style:style>
    <style:style style:name="T51" style:family="text">
      <style:text-properties fo:font-variant="normal" fo:text-transform="none" fo:color="#000000" style:font-name="verdana" fo:font-size="9.75pt" fo:letter-spacing="normal" fo:font-style="normal" fo:font-weight="normal" officeooo:rsid="0072e837" loext:padding="0cm" loext:border="none"/>
    </style:style>
    <style:style style:name="T52" style:family="text">
      <style:text-properties fo:font-variant="normal" fo:text-transform="none" fo:color="#000000" style:font-name="verdana" fo:font-size="9.75pt" fo:letter-spacing="normal" fo:font-style="normal" fo:font-weight="normal" style:font-weight-asian="normal" style:font-weight-complex="normal"/>
    </style:style>
    <style:style style:name="T53" style:family="text">
      <style:text-properties fo:font-variant="normal" fo:text-transform="none" fo:color="#000000" style:font-name="verdana" fo:font-size="9.75pt" fo:letter-spacing="normal" fo:font-style="normal" fo:font-weight="normal" officeooo:rsid="00992563"/>
    </style:style>
    <style:style style:name="T54" style:family="text">
      <style:text-properties fo:font-variant="normal" fo:text-transform="none" fo:color="#000000" style:font-name="verdana" fo:font-size="9.75pt" fo:letter-spacing="normal" fo:font-style="normal" fo:font-weight="normal" officeooo:rsid="00992563" loext:padding="0cm" loext:border="none"/>
    </style:style>
    <style:style style:name="T55" style:family="text">
      <style:text-properties fo:font-variant="normal" fo:text-transform="none" fo:color="#000000" style:font-name="verdana" fo:font-size="9.75pt" fo:letter-spacing="normal" fo:font-style="normal" fo:font-weight="normal" officeooo:rsid="009d8a5d"/>
    </style:style>
    <style:style style:name="T56" style:family="text">
      <style:text-properties fo:font-variant="normal" fo:text-transform="none" fo:color="#000000" style:font-name="verdana" fo:font-size="9.75pt" fo:letter-spacing="normal" fo:font-style="normal" fo:font-weight="normal" officeooo:rsid="009d8a5d" loext:padding="0cm" loext:border="none"/>
    </style:style>
    <style:style style:name="T57" style:family="text">
      <style:text-properties fo:font-variant="normal" fo:text-transform="none" fo:color="#000000" style:font-name="verdana" fo:font-size="9.75pt" fo:letter-spacing="normal" fo:font-style="normal" fo:font-weight="bold"/>
    </style:style>
    <style:style style:name="T58" style:family="text">
      <style:text-properties fo:font-variant="normal" fo:text-transform="none" fo:color="#000000" style:font-name="verdana" fo:font-size="9.75pt" fo:letter-spacing="normal" fo:font-style="normal" fo:font-weight="bold" style:font-weight-asian="normal" style:font-weight-complex="normal"/>
    </style:style>
    <style:style style:name="T59" style:family="text">
      <style:text-properties fo:font-variant="normal" fo:text-transform="none" fo:color="#000000" style:font-name="verdana" fo:font-size="9.75pt" fo:letter-spacing="normal" fo:font-style="normal" loext:padding="0cm" loext:border="none"/>
    </style:style>
    <style:style style:name="T60" style:family="text">
      <style:text-properties fo:font-variant="normal" fo:text-transform="none" fo:color="#000000" style:font-name="verdana" fo:font-size="9.75pt" fo:letter-spacing="normal" fo:font-style="normal" officeooo:rsid="0056a2a8" loext:padding="0cm" loext:border="none"/>
    </style:style>
    <style:style style:name="T61" style:family="text">
      <style:text-properties fo:font-variant="normal" fo:text-transform="none" fo:color="#000000" style:font-name="verdana" fo:font-size="9.75pt" fo:letter-spacing="normal" fo:font-weight="normal"/>
    </style:style>
    <style:style style:name="T62" style:family="text">
      <style:text-properties fo:font-variant="normal" fo:text-transform="none" fo:color="#000000" style:font-name="verdana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63" style:family="text">
      <style:text-properties fo:font-variant="normal" fo:text-transform="none" fo:color="#000000" style:font-name="verdana" fo:letter-spacing="normal" fo:font-style="normal" style:text-underline-style="solid" style:text-underline-width="auto" style:text-underline-color="font-color" fo:font-weight="bold" officeooo:rsid="00053f36" style:font-weight-asian="bold" style:font-weight-complex="bold"/>
    </style:style>
    <style:style style:name="T64" style:family="text">
      <style:text-properties fo:font-variant="normal" fo:text-transform="none" fo:color="#000000" style:font-name="verdana" fo:letter-spacing="normal" fo:font-style="normal" style:text-underline-style="none" fo:font-weight="normal" style:font-weight-asian="normal" style:font-weight-complex="normal"/>
    </style:style>
    <style:style style:name="T65" style:family="text">
      <style:text-properties fo:font-variant="normal" fo:text-transform="none" fo:color="#000000" style:font-name="verdana1" fo:font-size="9.75pt" fo:letter-spacing="normal" fo:font-style="normal" fo:font-weight="normal" loext:padding="0cm" loext:border="none"/>
    </style:style>
    <style:style style:name="T66" style:family="text">
      <style:text-properties fo:font-variant="normal" fo:text-transform="none" fo:color="#000000" style:font-name="verdana1" fo:font-size="9.75pt" fo:letter-spacing="normal" fo:font-style="normal" fo:font-weight="normal" officeooo:rsid="006759f2" loext:padding="0cm" loext:border="none"/>
    </style:style>
    <style:style style:name="T67" style:family="text">
      <style:text-properties fo:font-variant="normal" fo:text-transform="none" fo:color="#000000" style:font-name="verdana1" fo:font-size="9.75pt" fo:letter-spacing="normal" fo:font-style="normal" fo:font-weight="normal" fo:background-color="#ffffff" loext:char-shading-value="0" loext:padding="0cm" loext:border="none"/>
    </style:style>
    <style:style style:name="T68" style:family="text">
      <style:text-properties fo:font-variant="normal" fo:text-transform="none" fo:color="#000000" style:font-name="verdana1" fo:font-size="9.75pt" fo:letter-spacing="normal" fo:font-style="normal" fo:font-weight="normal" officeooo:rsid="00889589" fo:background-color="#ffffff" loext:char-shading-value="0" loext:padding="0cm" loext:border="none"/>
    </style:style>
    <style:style style:name="T69" style:family="text">
      <style:text-properties fo:font-variant="normal" fo:text-transform="none" fo:color="#000000" style:font-name="verdana1" fo:font-size="9.75pt" fo:letter-spacing="normal" fo:font-style="normal" fo:font-weight="bold" loext:padding="0cm" loext:border="none"/>
    </style:style>
    <style:style style:name="T70" style:family="text">
      <style:text-properties fo:font-variant="normal" fo:text-transform="none" fo:color="#000000" style:font-name="verdana1" fo:font-size="9.75pt" fo:letter-spacing="normal" fo:font-style="normal" style:text-underline-style="none" fo:font-weight="normal" style:font-style-asian="normal" style:font-style-complex="normal" loext:padding="0cm" loext:border="none"/>
    </style:style>
    <style:style style:name="T71" style:family="text">
      <style:text-properties fo:font-variant="normal" fo:text-transform="none" fo:color="#000000" style:font-name="verdana1" fo:font-size="9.75pt" fo:letter-spacing="normal" fo:font-style="normal" style:text-underline-style="none" fo:font-weight="normal" officeooo:rsid="007a0a3e" style:font-style-asian="normal" style:font-style-complex="normal" loext:padding="0cm" loext:border="none"/>
    </style:style>
    <style:style style:name="T72" style:family="text">
      <style:text-properties fo:font-variant="normal" fo:text-transform="none" fo:color="#000000" style:font-name="verdana1" fo:font-size="9.75pt" fo:letter-spacing="normal" fo:font-style="normal" style:text-underline-style="none" fo:font-weight="normal" fo:background-color="#ffffff" loext:char-shading-value="0" loext:padding="0cm" loext:border="none"/>
    </style:style>
    <style:style style:name="T73" style:family="text">
      <style:text-properties fo:font-variant="normal" fo:text-transform="none" fo:color="#000000" style:font-name="verdana1" fo:font-size="9.75pt" fo:letter-spacing="normal" fo:font-style="normal" style:text-underline-style="none" fo:font-weight="normal" loext:padding="0cm" loext:border="none"/>
    </style:style>
    <style:style style:name="T74" style:family="text">
      <style:text-properties fo:font-variant="normal" fo:text-transform="none" fo:color="#000000" style:font-name="verdana1" fo:font-size="9.75pt" fo:letter-spacing="normal" fo:font-style="normal" style:text-underline-style="none" fo:font-weight="normal" officeooo:rsid="008ad82d" loext:padding="0cm" loext:border="none"/>
    </style:style>
    <style:style style:name="T75" style:family="text">
      <style:text-properties fo:font-variant="normal" fo:text-transform="none" fo:color="#000000" style:font-name="verdana1" fo:font-size="9.75pt" fo:letter-spacing="normal" fo:font-style="normal" style:text-underline-style="none" fo:font-weight="normal" officeooo:rsid="00901add" loext:padding="0cm" loext:border="none"/>
    </style:style>
    <style:style style:name="T76" style:family="text">
      <style:text-properties fo:font-variant="normal" fo:text-transform="none" fo:color="#000000" style:font-name="verdana1" fo:font-size="9.75pt" fo:letter-spacing="normal" fo:font-style="normal" style:text-underline-style="solid" style:text-underline-width="auto" style:text-underline-color="font-color" fo:font-weight="normal" officeooo:rsid="00889589" fo:background-color="#ffffff" loext:char-shading-value="0" loext:padding="0cm" loext:border="none"/>
    </style:style>
    <style:style style:name="T77" style:family="text">
      <style:text-properties fo:font-variant="normal" fo:text-transform="none" fo:color="#000000" style:font-name="verdana1" fo:font-size="9.75pt" fo:letter-spacing="normal" fo:font-style="normal" style:text-underline-style="solid" style:text-underline-width="auto" style:text-underline-color="font-color" fo:font-weight="normal" officeooo:rsid="00901add" loext:padding="0cm" loext:border="none"/>
    </style:style>
    <style:style style:name="T78" style:family="text">
      <style:text-properties fo:font-variant="normal" fo:text-transform="none" fo:color="#000000" fo:letter-spacing="normal" style:text-underline-style="none" fo:background-color="#ffffff" loext:char-shading-value="0" loext:padding="0cm" loext:border="none"/>
    </style:style>
    <style:style style:name="T79" style:family="text">
      <style:text-properties fo:font-variant="normal" fo:text-transform="none" fo:color="#006699" style:font-name="verdana1" fo:font-size="9.75pt" fo:letter-spacing="normal" fo:font-style="normal" fo:font-weight="bold" loext:padding="0cm" loext:border="none"/>
    </style:style>
    <style:style style:name="T80" style:family="text">
      <style:text-properties fo:font-variant="normal" fo:text-transform="none" fo:color="#006699" style:font-name="verdana" fo:font-size="9.75pt" fo:letter-spacing="normal" fo:font-style="normal" fo:font-weight="bold" loext:padding="0cm" loext:border="none"/>
    </style:style>
    <style:style style:name="T81" style:family="text">
      <style:text-properties fo:font-variant="normal" fo:text-transform="none" fo:color="#ff0000" style:font-name="verdana1" fo:font-size="9.75pt" fo:letter-spacing="normal" fo:font-style="normal" fo:font-weight="normal" loext:padding="0cm" loext:border="none"/>
    </style:style>
    <style:style style:name="T82" style:family="text">
      <style:text-properties fo:font-variant="normal" fo:text-transform="none" fo:color="#ff0000" style:font-name="verdana1" fo:font-size="9.75pt" fo:letter-spacing="normal" fo:font-style="normal" fo:font-weight="normal" fo:background-color="#ffffff" loext:char-shading-value="0" loext:padding="0cm" loext:border="none"/>
    </style:style>
    <style:style style:name="T83" style:family="text">
      <style:text-properties fo:font-variant="normal" fo:text-transform="none" fo:color="#ff0000" style:font-name="verdana1" fo:font-size="9.75pt" fo:letter-spacing="normal" fo:font-style="normal" style:text-underline-style="none" fo:font-weight="normal" style:font-style-asian="normal" style:font-style-complex="normal" loext:padding="0cm" loext:border="none"/>
    </style:style>
    <style:style style:name="T84" style:family="text">
      <style:text-properties fo:font-variant="normal" fo:text-transform="none" fo:color="#ff0000" style:font-name="verdana1" fo:font-size="9.75pt" fo:letter-spacing="normal" fo:font-style="normal" style:text-underline-style="none" fo:font-weight="normal" fo:background-color="#ffffff" loext:char-shading-value="0" loext:padding="0cm" loext:border="none"/>
    </style:style>
    <style:style style:name="T85" style:family="text">
      <style:text-properties fo:font-variant="normal" fo:text-transform="none" fo:color="#ff0000" style:font-name="verdana1" fo:font-size="9.75pt" fo:letter-spacing="normal" fo:font-style="normal" style:text-underline-style="none" fo:font-weight="normal" loext:padding="0cm" loext:border="none"/>
    </style:style>
    <style:style style:name="T86" style:family="text">
      <style:text-properties fo:font-variant="normal" fo:text-transform="none" fo:color="#ff0000" style:font-name="verdana" fo:font-size="9.75pt" fo:letter-spacing="normal" fo:font-style="normal" fo:font-weight="normal" officeooo:rsid="0072e837" loext:padding="0cm" loext:border="none"/>
    </style:style>
    <style:style style:name="T87" style:family="text">
      <style:text-properties fo:font-variant="normal" fo:text-transform="none" fo:color="#ff0000" style:font-name="verdana" fo:font-size="9.75pt" fo:letter-spacing="normal" fo:font-style="normal" fo:font-weight="normal" officeooo:rsid="00992563" loext:padding="0cm" loext:border="none"/>
    </style:style>
    <style:style style:name="T88" style:family="text">
      <style:text-properties fo:font-variant="normal" fo:text-transform="none" fo:color="#ff0000" style:font-name="verdana" fo:font-size="9.75pt" fo:letter-spacing="normal" fo:font-style="normal" fo:font-weight="normal" loext:padding="0cm" loext:border="none"/>
    </style:style>
    <style:style style:name="T89" style:family="text">
      <style:text-properties fo:font-variant="normal" fo:text-transform="none" fo:color="#ff0000" style:font-name="verdana" fo:font-size="9.75pt" fo:letter-spacing="normal" fo:font-style="normal" style:text-underline-style="none" fo:font-weight="normal" loext:padding="0cm" loext:border="none"/>
    </style:style>
    <style:style style:name="T90" style:family="text">
      <style:text-properties fo:font-variant="normal" fo:text-transform="none" fo:color="#ff0000" style:font-name="verdana" fo:font-size="9.75pt" fo:letter-spacing="normal" fo:font-style="normal" style:text-underline-style="none" fo:font-weight="normal" officeooo:rsid="00901add" loext:padding="0cm" loext:border="none"/>
    </style:style>
    <style:style style:name="T91" style:family="text">
      <style:text-properties fo:font-variant="normal" fo:text-transform="none" fo:color="#0000ff" style:font-name="verdana1" fo:font-size="9.75pt" fo:letter-spacing="normal" fo:font-style="normal" fo:font-weight="normal" loext:padding="0cm" loext:border="none"/>
    </style:style>
    <style:style style:name="T92" style:family="text">
      <style:text-properties fo:font-variant="normal" fo:text-transform="none" fo:color="#0000ff" style:font-name="verdana1" fo:font-size="9.75pt" fo:letter-spacing="normal" fo:font-style="normal" style:text-underline-style="none" fo:font-weight="normal" style:font-style-asian="normal" style:font-style-complex="normal" loext:padding="0cm" loext:border="none"/>
    </style:style>
    <style:style style:name="T93" style:family="text">
      <style:text-properties fo:font-variant="normal" fo:text-transform="none" fo:color="#0000ff" style:font-name="verdana1" fo:font-size="9.75pt" fo:letter-spacing="normal" fo:font-style="normal" style:text-underline-style="none" fo:font-weight="normal" fo:background-color="#ffffff" loext:char-shading-value="0" loext:padding="0cm" loext:border="none"/>
    </style:style>
    <style:style style:name="T94" style:family="text">
      <style:text-properties fo:font-variant="normal" fo:text-transform="none" fo:color="#0000ff" style:font-name="verdana1" fo:font-size="9.75pt" fo:letter-spacing="normal" fo:font-style="normal" style:text-underline-style="none" fo:font-weight="normal" loext:padding="0cm" loext:border="none"/>
    </style:style>
    <style:style style:name="T95" style:family="text">
      <style:text-properties fo:font-variant="normal" fo:text-transform="none" fo:color="#0000ff" style:font-name="verdana" fo:font-size="9.75pt" fo:letter-spacing="normal" fo:font-style="normal" style:text-underline-style="none" fo:font-weight="normal" loext:padding="0cm" loext:border="none"/>
    </style:style>
    <style:style style:name="T96" style:family="text">
      <style:text-properties fo:font-variant="normal" fo:text-transform="none" fo:color="#0000ff" style:font-name="verdana" fo:font-size="9.75pt" fo:letter-spacing="normal" fo:font-style="normal" style:text-underline-style="none" fo:font-weight="normal" officeooo:rsid="00901add" loext:padding="0cm" loext:border="none"/>
    </style:style>
    <style:style style:name="T97" style:family="text">
      <style:text-properties fo:font-variant="normal" fo:text-transform="none" fo:color="#0000ff" style:font-name="verdana" fo:font-size="9.75pt" fo:letter-spacing="normal" fo:font-style="normal" fo:font-weight="normal" officeooo:rsid="00992563" loext:padding="0cm" loext:border="none"/>
    </style:style>
    <style:style style:name="T98" style:family="text">
      <style:text-properties fo:font-variant="normal" fo:text-transform="none" fo:color="#0000ff" style:font-name="verdana" fo:font-size="9.75pt" fo:letter-spacing="normal" fo:font-style="normal" fo:font-weight="normal" loext:padding="0cm" loext:border="none"/>
    </style:style>
    <style:style style:name="T99" style:family="text">
      <style:text-properties style:text-underline-style="solid" style:text-underline-width="auto" style:text-underline-color="font-color" fo:font-weight="bold"/>
    </style:style>
    <style:style style:name="T10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1" style:family="text">
      <style:text-properties style:text-underline-style="solid" style:text-underline-width="auto" style:text-underline-color="font-color" fo:font-weight="bold" officeooo:rsid="0040b8da" style:font-weight-asian="bold" style:font-weight-complex="bold" loext:padding="0cm" loext:border="none"/>
    </style:style>
    <style:style style:name="T102" style:family="text">
      <style:text-properties style:text-underline-style="solid" style:text-underline-width="auto" style:text-underline-color="font-color" officeooo:rsid="00889589" fo:background-color="#ffffff" loext:char-shading-value="0"/>
    </style:style>
    <style:style style:name="T103" style:family="text">
      <style:text-properties fo:font-weight="bold"/>
    </style:style>
    <style:style style:name="T104" style:family="text">
      <style:text-properties officeooo:rsid="000bf831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fo:font-size="12pt" style:text-underline-style="none" style:font-size-asian="12pt" style:font-weight-asian="normal" style:font-size-complex="12pt" style:font-weight-complex="normal"/>
    </style:style>
    <style:style style:name="T10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8" style:family="text">
      <style:text-properties fo:font-size="12pt" fo:font-weight="bold" style:font-size-asian="12pt" style:font-size-complex="12pt"/>
    </style:style>
    <style:style style:name="T109" style:family="text">
      <style:text-properties officeooo:rsid="00154324"/>
    </style:style>
    <style:style style:name="T110" style:family="text">
      <style:text-properties loext:padding="0cm" loext:border="none"/>
    </style:style>
    <style:style style:name="T111" style:family="text">
      <style:text-properties fo:color="#ff0000"/>
    </style:style>
    <style:style style:name="T112" style:family="text">
      <style:text-properties fo:color="#ff0000" officeooo:rsid="00154324"/>
    </style:style>
    <style:style style:name="T113" style:family="text">
      <style:text-properties fo:color="#ff0000" style:font-name="verdana1"/>
    </style:style>
    <style:style style:name="T114" style:family="text">
      <style:text-properties fo:color="#ff0000" style:font-name="verdana1" fo:font-size="9.75pt" fo:font-style="normal" fo:font-weight="normal"/>
    </style:style>
    <style:style style:name="T115" style:family="text">
      <style:text-properties fo:color="#ff0000" fo:background-color="#ffffff" loext:char-shading-value="0"/>
    </style:style>
    <style:style style:name="T116" style:family="text">
      <style:text-properties fo:color="#0000ff"/>
    </style:style>
    <style:style style:name="T117" style:family="text">
      <style:text-properties fo:color="#0000ff" officeooo:rsid="00154324"/>
    </style:style>
    <style:style style:name="T118" style:family="text">
      <style:text-properties fo:color="#0000ff" style:font-name="verdana1"/>
    </style:style>
    <style:style style:name="T119" style:family="text">
      <style:text-properties fo:color="#0000ff" style:font-name="verdana1" fo:font-size="9.75pt" fo:font-style="normal" fo:font-weight="normal"/>
    </style:style>
    <style:style style:name="T120" style:family="text">
      <style:text-properties style:font-weight-asian="normal" style:font-weight-complex="normal" loext:padding="0cm" loext:border="none"/>
    </style:style>
    <style:style style:name="T121" style:family="text">
      <style:text-properties officeooo:rsid="001855de" style:font-weight-asian="normal" style:font-weight-complex="normal" loext:padding="0cm" loext:border="none"/>
    </style:style>
    <style:style style:name="T122" style:family="text">
      <style:text-properties officeooo:rsid="001d7dce"/>
    </style:style>
    <style:style style:name="T123" style:family="text">
      <style:text-properties style:font-name="verdana1"/>
    </style:style>
    <style:style style:name="T124" style:family="text">
      <style:text-properties style:font-name="verdana1" loext:padding="0cm" loext:border="none"/>
    </style:style>
    <style:style style:name="T125" style:family="text">
      <style:text-properties style:font-name="verdana1" fo:font-size="9.75pt" fo:font-style="normal" fo:font-weight="normal"/>
    </style:style>
    <style:style style:name="T126" style:family="text">
      <style:text-properties style:font-name="verdana1" fo:font-size="9.75pt" fo:font-style="normal" fo:font-weight="normal" officeooo:rsid="0036dd83"/>
    </style:style>
    <style:style style:name="T127" style:family="text">
      <style:text-properties style:font-name="verdana1" fo:font-size="9.75pt" fo:font-style="normal" style:text-underline-style="none" fo:font-weight="normal"/>
    </style:style>
    <style:style style:name="T128" style:family="text">
      <style:text-properties style:font-name="verdana1" fo:font-weight="bold"/>
    </style:style>
    <style:style style:name="T129" style:family="text">
      <style:text-properties style:font-name="verdana1" fo:font-weight="bold" officeooo:rsid="004a8c90"/>
    </style:style>
    <style:style style:name="T130" style:family="text">
      <style:text-properties style:font-name="verdana1" fo:font-weight="bold" loext:padding="0cm" loext:border="none"/>
    </style:style>
    <style:style style:name="T131" style:family="text">
      <style:text-properties style:font-name="verdana1" style:text-underline-style="solid" style:text-underline-width="auto" style:text-underline-color="font-color" fo:font-weight="bold"/>
    </style:style>
    <style:style style:name="T132" style:family="text">
      <style:text-properties style:font-name="verdana1" style:text-underline-style="solid" style:text-underline-width="auto" style:text-underline-color="font-color" fo:font-weight="bold" loext:padding="0cm" loext:border="none"/>
    </style:style>
    <style:style style:name="T133" style:family="text">
      <style:text-properties style:font-name="verdana1" style:font-weight-asian="normal" style:font-weight-complex="normal" loext:padding="0cm" loext:border="none"/>
    </style:style>
    <style:style style:name="T134" style:family="text">
      <style:text-properties style:font-name="verdana1" style:text-underline-style="none" fo:font-weight="bold" loext:padding="0cm" loext:border="none"/>
    </style:style>
    <style:style style:name="T135" style:family="text">
      <style:text-properties fo:color="#006699" fo:font-weight="bold"/>
    </style:style>
    <style:style style:name="T136" style:family="text">
      <style:text-properties fo:color="#006699" style:font-name="verdana1" fo:font-weight="bold"/>
    </style:style>
    <style:style style:name="T137" style:family="text">
      <style:text-properties fo:color="#006699" style:font-name="verdana1" fo:font-weight="bold" officeooo:rsid="0060f51e"/>
    </style:style>
    <style:style style:name="T138" style:family="text">
      <style:text-properties fo:color="#006699" style:font-name="verdana1" fo:font-size="9.75pt" fo:font-style="normal" fo:font-weight="bold"/>
    </style:style>
    <style:style style:name="T139" style:family="text">
      <style:text-properties officeooo:rsid="00523121"/>
    </style:style>
    <style:style style:name="T140" style:family="text">
      <style:text-properties officeooo:rsid="006d4fcf" loext:padding="0cm" loext:border="none"/>
    </style:style>
    <style:style style:name="T141" style:family="text">
      <style:text-properties fo:background-color="#ffffff" loext:char-shading-value="0"/>
    </style:style>
    <style:style style:name="T142" style:family="text">
      <style:text-properties officeooo:rsid="00889589" fo:background-color="#ffffff" loext:char-shading-value="0"/>
    </style:style>
    <style:style style:name="T143" style:family="text">
      <style:text-properties officeooo:rsid="0088df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7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-" text:style-name="Internet_20_link" text:visited-style-name="Visited_20_Internet_20_Link">JAVASCRIPT</text:a><text:a xlink:type="simple" xlink:href="javascript:-" text:style-name="Internet_20_link" text:visited-style-name="Visited_20_Internet_20_Link"><text:span text:style-name="T4">:-</text:span></text:a></text:p>
      <text:p text:style-name="P2"><text:span text:style-name="T24">JavaScript is </text:span><text:span text:style-name="Emphasis"><text:span text:style-name="T24">an object-based scripting language</text:span></text:span><text:span text:style-name="T24"> which is lightweight and cross-platform.</text:span></text:p>
      <text:p text:style-name="P4"><text:span text:style-name="T63">J</text:span><text:span text:style-name="T62">aavascript comments</text:span><text:span text:style-name="T64">:-</text:span></text:p>
      <text:p text:style-name="P3"><text:span text:style-name="T23">The </text:span><text:span text:style-name="T32">JavaScript comments</text:span><text:span text:style-name="T23"> are meaningful way to deliver message. It is used to add information about the code, warnings or suggestions so that end user can easily interpret the code.</text:span></text:p>
      <text:list xml:id="list3537765456" text:style-name="L1">
        <text:list-item>
          <text:p text:style-name="P22"><text:span text:style-name="T5">Single-line Comment :- It is represented by double forward slashes </text:span><text:span text:style-name="T6">(“// hello”)</text:span></text:p>
        </text:list-item>
        <text:list-item>
          <text:p text:style-name="P23">Multi-line Comment :- It is represented by forward slash with asterisk then asterisk with forward slash.<text:span text:style-name="T104">(/* hiii */)</text:span></text:p>
        </text:list-item>
      </text:list>
      <text:p text:style-name="P5"><text:span text:style-name="T107">JavaScript variable</text:span><text:span text:style-name="T10">:-</text:span></text:p>
      <text:p text:style-name="P3"><text:span text:style-name="T23">A </text:span><text:span text:style-name="T32">JavaScript variable</text:span><text:span text:style-name="T23"> is simply a name of storage location. There are two types of variables in JavaScript : local variable and global variable.</text:span></text:p>
      <text:list xml:id="list4088286334" text:style-name="L2">
        <text:list-item>
          <text:p text:style-name="P34">Name must start with a letter (a to z or A to Z), underscore( _ ), or dollar( $ ) sign.</text:p>
        </text:list-item>
        <text:list-item>
          <text:p text:style-name="P24">After first letter we can use digits (0 to 9), for example value1.</text:p>
        </text:list-item>
        <text:list-item>
          <text:p text:style-name="P24">JavaScript variables are case sensitive, for example x and X are different variables.</text:p>
        </text:list-item>
      </text:list>
      <text:p text:style-name="P6"/>
      <text:p text:style-name="P7"><text:span text:style-name="T99">JavaScript global variable</text:span><text:span text:style-name="T103"> :-</text:span></text:p>
      <text:p text:style-name="P7">A <text:span text:style-name="T103">JavaScript global variable</text:span> is declared outside the function or declared with window object. It can be accessed from any function.</text:p>
      <text:p text:style-name="P14"><text:span text:style-name="T109">var </text:span><text:span text:style-name="T112">value</text:span><text:span text:style-name="T109">=</text:span><text:span text:style-name="T117">50</text:span><text:span text:style-name="T109">;//global variable  </text:span></text:p>
      <text:p text:style-name="P14">function a(){  </text:p>
      <text:p text:style-name="P14">alert(value); </text:p>
      <text:p text:style-name="P14"> } </text:p>
      <text:p text:style-name="P12">data types<text:span text:style-name="T4"> :-</text:span></text:p>
      <text:list xml:id="list602868964" text:style-name="L3">
        <text:list-item>
          <text:p text:style-name="P39"><text:span text:style-name="T120">Primitive data typ</text:span><text:span text:style-name="T121">e</text:span></text:p>
        </text:list-item>
      </text:list>
      <text:list xml:id="list3316980934" text:style-name="L4">
        <text:list-item>
          <text:p text:style-name="P36">string.</text:p>
        </text:list-item>
        <text:list-item>
          <text:p text:style-name="P36">number.</text:p>
        </text:list-item>
        <text:list-item>
          <text:p text:style-name="P36">boolean.</text:p>
        </text:list-item>
        <text:list-item>
          <text:p text:style-name="P36">Undefined.</text:p>
        </text:list-item>
        <text:list-item>
          <text:p text:style-name="P36">null.</text:p>
        </text:list-item>
      </text:list>
      <text:list xml:id="list125633637407250" text:continue-list="list602868964" text:style-name="L3">
        <text:list-item>
          <text:p text:style-name="P39">Non-primitive (reference) data type</text:p>
        </text:list-item>
      </text:list>
      <text:list xml:id="list3712037138" text:style-name="L5">
        <text:list-item>
          <text:p text:style-name="P37">Object</text:p>
        </text:list-item>
        <text:list-item>
          <text:p text:style-name="P37">Array</text:p>
        </text:list-item>
        <text:list-item>
          <text:p text:style-name="P37">RegEx</text:p>
        </text:list-item>
      </text:list>
      <text:p text:style-name="P13"><text:span text:style-name="T105">Javascript Operartors</text:span><text:span text:style-name="T4"> :-</text:span></text:p>
      <text:p text:style-name="P8"><text:span text:style-name="T9">1.</text:span><text:span text:style-name="T8">Arithmetic Operators,</text:span><text:span text:style-name="T9">2.</text:span>Comparison (Relational) Operators,<text:span text:style-name="T122">3.</text:span>Bitwise Operators,<text:span text:style-name="T122">4.</text:span>Logical Operators,<text:span text:style-name="T122">5.</text:span>Assignment Operators,<text:span text:style-name="T122">6.</text:span>Special Operators.</text:p>
      <text:p text:style-name="P38"/>
      <text:p text:style-name="P7"/>
      <text:p text:style-name="P9"><text:soft-page-break/><text:span text:style-name="T107">Condition Statments</text:span> :-</text:p>
      <text:p text:style-name="P7">The <text:span text:style-name="Strong_20_Emphasis"><text:span text:style-name="T1">JavaScript if-else statement</text:span></text:span> is used <text:span text:style-name="Emphasis"><text:span text:style-name="T12">to execute the code whether condition is true or false</text:span></text:span>. There are three forms of if statement in JavaScript.</text:p>
      <text:list xml:id="list3233079879" text:style-name="L6">
        <text:list-item>
          <text:p text:style-name="P41">If Statement</text:p>
          <text:p text:style-name="P47">if(expression){ </text:p>
          <text:p text:style-name="P47"> //content to be evaluated </text:p>
          <text:p text:style-name="P47"> } </text:p>
        </text:list-item>
        <text:list-item>
          <text:p text:style-name="P40">If else statement</text:p>
          <text:p text:style-name="P47">if(expression){  </text:p>
          <text:p text:style-name="P92"><text:s/><text:tab/>//content to be evaluated if condition is true  </text:p>
          <text:list text:style-name="L7">
            <text:list-header>
              <text:p text:style-name="P94">}  </text:p>
              <text:p text:style-name="P94">else{  </text:p>
              <text:p text:style-name="P93">//content to be evaluated if condition is false  </text:p>
              <text:p text:style-name="P93">} </text:p>
            </text:list-header>
          </text:list>
        </text:list-item>
        <text:list-item>
          <text:p text:style-name="P40">if else if statement</text:p>
        </text:list-item>
      </text:list>
      <text:p text:style-name="P16"><text:span text:style-name="T47"><text:tab/></text:span><text:span text:style-name="T65">if(expression1){  </text:span></text:p>
      <text:p text:style-name="P48"><text:tab/>//content to be evaluated if expression1 is true  </text:p>
      <text:list xml:id="list1585688283" text:style-name="L8">
        <text:list-header>
          <text:p text:style-name="P95">}  </text:p>
          <text:p text:style-name="P95">else if(expression2){  </text:p>
          <text:p text:style-name="P95">//content to be evaluated if expression2 is true  </text:p>
          <text:p text:style-name="P95">}  </text:p>
          <text:p text:style-name="P95">else if(expression3){</text:p>
          <text:p text:style-name="P95">//content to be evaluated if expression3 is true</text:p>
          <text:p text:style-name="P95">}</text:p>
          <text:p text:style-name="P95">else{</text:p>
          <text:p text:style-name="P95">//content to be evaluated if no expression is true</text:p>
          <text:p text:style-name="P95">}</text:p>
        </text:list-header>
      </text:list>
      <text:p text:style-name="P19"/>
      <text:p text:style-name="P21"><text:span text:style-name="Strong_20_Emphasis"><text:span text:style-name="T14">JavaScript loops</text:span></text:span><text:span text:style-name="Strong_20_Emphasis"><text:span text:style-name="T15"> :-</text:span></text:span></text:p>
      <text:p text:style-name="P20"><text:span text:style-name="T13">The </text:span><text:span text:style-name="Strong_20_Emphasis"><text:span text:style-name="T13">JavaScript loops</text:span></text:span> <text:span text:style-name="T13">are used </text:span><text:span text:style-name="Emphasis"><text:span text:style-name="T13">to iterate the piece of code</text:span></text:span> <text:span text:style-name="T13">using for, while, do while or for-in loops. It makes the code compact. It is mostly used in array.</text:span></text:p>
      <text:p text:style-name="P96"/>
      <text:list xml:id="list1734765618" text:style-name="L9">
        <text:list-item>
          <text:p text:style-name="P42">for loop</text:p>
          <text:p text:style-name="P49">for(initialization;condition;increment)</text:p>
          <text:p text:style-name="P49">{</text:p>
          <text:p text:style-name="P49">code to be executed</text:p>
          <text:p text:style-name="P49">}</text:p>
        </text:list-item>
        <text:list-item>
          <text:p text:style-name="P42">while loop</text:p>
          <text:p text:style-name="P63"><text:span text:style-name="T127">while(condition)</text:span><text:span text:style-name="T125">{</text:span></text:p>
          <text:p text:style-name="P50">code to be executed</text:p>
          <text:p text:style-name="P50">}</text:p>
        </text:list-item>
        <text:list-item>
          <text:p text:style-name="P42"><text:soft-page-break/>do-while loop</text:p>
          <text:p text:style-name="P62">do{</text:p>
          <text:p text:style-name="P50">code to be executed</text:p>
          <text:p text:style-name="P50">}while(condition);</text:p>
        </text:list-item>
        <text:list-item>
          <text:p text:style-name="P43">for-in loop</text:p>
        </text:list-item>
      </text:list>
      <text:p text:style-name="P11"><text:span text:style-name="T108">JavaScript functions</text:span><text:span text:style-name="T106">:-</text:span></text:p>
      <text:p text:style-name="P17"><text:span text:style-name="T25">JavaScript functions</text:span><text:span text:style-name="T23"> </text:span><text:span text:style-name="T22">are used to perform operations. We can call JavaScript function many times to reuse the code.</text:span></text:p>
      <text:list xml:id="list2829597480" text:style-name="L10">
        <text:list-item>
          <text:p text:style-name="P66"><text:span text:style-name="T57">Code reusability</text:span><text:span text:style-name="T46">: We can call a function several times so it save coding.</text:span></text:p>
        </text:list-item>
        <text:list-item>
          <text:p text:style-name="P66"><text:span text:style-name="T57">Less coding</text:span><text:span text:style-name="T46">: It makes our program compact. We don’t need to write many lines of code each time to perform a common task..</text:span></text:p>
        </text:list-item>
      </text:list>
      <text:p text:style-name="P17"><text:span text:style-name="T36">Syntex</text:span><text:span text:style-name="T48"> :-</text:span></text:p>
      <text:p text:style-name="P25">function functionName([arg1,arg2,...argN]){</text:p>
      <text:p text:style-name="P15"><text:span text:style-name="T125">/code t</text:span><text:span text:style-name="T126">o </text:span><text:span text:style-name="T125">b</text:span><text:span text:style-name="T126">e </text:span><text:span text:style-name="T125">executed</text:span></text:p>
      <text:p text:style-name="P52">}</text:p>
      <text:p text:style-name="P59"><text:span text:style-name="T101">Javascript </text:span><text:span text:style-name="T18">function <text:s/></text:span><text:span text:style-name="T19">argument</text:span><text:span text:style-name="T16"> :</text:span><text:span text:style-name="T17">-</text:span></text:p>
      <text:p text:style-name="P26">We can call function by passing arguments.</text:p>
      <text:p text:style-name="P26"><text:span text:style-name="T123">Function getcube(number){</text:span></text:p>
      <text:p text:style-name="P26"><text:span text:style-name="T123">alert(number*number*number);</text:span></text:p>
      <text:p text:style-name="P27"><text:span text:style-name="T123">}</text:span></text:p>
      <text:p text:style-name="P27"><text:span text:style-name="T136">&lt;form&gt;&lt;inpu</text:span><text:span text:style-name="T137">t</text:span><text:span text:style-name="T136"> </text:span><text:span text:style-name="T113">type</text:span><text:span text:style-name="T123">=</text:span><text:span text:style-name="T118">"button" </text:span><text:span text:style-name="T113">value</text:span><text:span text:style-name="T123">=</text:span><text:span text:style-name="T118">"click" </text:span><text:span text:style-name="T113">onclick</text:span><text:span text:style-name="T123">=</text:span><text:span text:style-name="T118">"getcube(4)"</text:span><text:span text:style-name="T136">/&gt;&lt;/form&gt;</text:span></text:p>
      <text:p text:style-name="P28"><text:span text:style-name="T129">F</text:span><text:span text:style-name="T128">unction with </text:span><text:span text:style-name="T131">return</text:span><text:span text:style-name="T128"> value :-</text:span></text:p>
      <text:p text:style-name="P67"><text:span text:style-name="T46">We can call function that returns a value and use it in our program.</text:span></text:p>
      <text:p text:style-name="P53"><text:span text:style-name="T13">Function getInfo(){</text:span></text:p>
      <text:p text:style-name="P53">return "hello <text:span text:style-name="T139">karthik</text:span>! How r u?";</text:p>
      <text:p text:style-name="P53">}</text:p>
      <text:p text:style-name="P67"><text:span text:style-name="T79">&lt;script&gt;</text:span><text:span text:style-name="T65">document.write(getInfo());</text:span><text:span text:style-name="T79">&lt;/script&gt;</text:span></text:p>
      <text:p text:style-name="P68"><text:span text:style-name="Strong_20_Emphasis"><text:span text:style-name="T37">Javascript </text:span></text:span><text:span text:style-name="Strong_20_Emphasis"><text:span text:style-name="T38">Function </text:span></text:span><text:span text:style-name="Strong_20_Emphasis"><text:span text:style-name="T37">Object</text:span></text:span><text:span text:style-name="Strong_20_Emphasis"><text:span text:style-name="T60"> :-</text:span></text:span></text:p>
      <text:p text:style-name="P68"><text:span text:style-name="T49">the purpose of </text:span><text:span text:style-name="Strong_20_Emphasis"><text:span text:style-name="T59">Function constructor</text:span></text:span><text:span text:style-name="Strong_20_Emphasis"><text:span text:style-name="T69"> </text:span></text:span><text:span text:style-name="T49">is to create a new Function object.It executes the code globally. However, if we call the constructor directly, a function is created dynamically but in an unsecured way.</text:span></text:p>
      <text:list xml:id="list355744422" text:style-name="L15">
        <text:list-item>
          <text:p text:style-name="P69"><text:span text:style-name="T66">v</text:span><text:span text:style-name="T65">ar </text:span><text:span text:style-name="T81">add</text:span><text:span text:style-name="T65">=</text:span><text:span text:style-name="T91">new </text:span><text:span text:style-name="T65">Function("num1","num2","return num1+num2");</text:span></text:p>
        </text:list-item>
      </text:list>
      <text:p text:style-name="P68"><text:span text:style-name="T65"><text:tab/>document.writeln(add(2,5));</text:span></text:p>
      <text:list xml:id="list3465783190" text:style-name="L16">
        <text:list-item>
          <text:p text:style-name="P70"><text:span text:style-name="T65">var </text:span><text:span text:style-name="T81">pow</text:span><text:span text:style-name="T65">=</text:span><text:span text:style-name="T91">new </text:span><text:span text:style-name="T65">Function("num1","num2","return Math.pow(num1,num2)");</text:span></text:p>
        </text:list-item>
      </text:list>
      <text:p text:style-name="P54"><text:tab/>document.writeln(pow(2,3));</text:p>
      <text:p text:style-name="P60"><text:span text:style-name="T100">JavaScript Object</text:span> :-</text:p>
      <text:p text:style-name="P29"><text:span text:style-name="T140">A javaScript object is an entity having state and behavior.</text:span>JavaScript is an object-based language. Everything is an object in JavaScript.JavaScript is template based not class based.</text:p>
      <text:p text:style-name="P30"><text:soft-page-break/><text:span text:style-name="T100">Creating object in javascript</text:span> :-</text:p>
      <text:list xml:id="list1336848663" text:style-name="L18">
        <text:list-item>
          <text:p text:style-name="P73"><text:span text:style-name="T50">By object literal.</text:span></text:p>
        </text:list-item>
      </text:list>
      <text:list xml:id="list3167108504" text:style-name="L20">
        <text:list-item>
          <text:p text:style-name="P72"><text:span text:style-name="T86">emp</text:span><text:span text:style-name="T51">={id:102,name:"Shyam Kumar",salary:40000}</text:span></text:p>
        </text:list-item>
      </text:list>
      <text:list xml:id="list125632571286701" text:continue-list="list1336848663" text:style-name="L18">
        <text:list-item>
          <text:list>
            <text:list-header>
              <text:p text:style-name="P71"><text:span text:style-name="T65">document.write(emp.id+" "+emp.name+" "+emp.salary);</text:span></text:p>
            </text:list-header>
          </text:list>
        </text:list-item>
        <text:list-item>
          <text:p text:style-name="P44">By creating instance of Object directly (using new keyword).</text:p>
        </text:list-item>
      </text:list>
      <text:list xml:id="list1801567272" text:style-name="L23">
        <text:list-item>
          <text:p text:style-name="P76"><text:span text:style-name="T34">new</text:span><text:span text:style-name="T31"> </text:span><text:span text:style-name="T23">keyword</text:span><text:span text:style-name="T31"> </text:span><text:span text:style-name="T22">is used to create object.</text:span></text:p>
        </text:list-item>
      </text:list>
      <text:list xml:id="list2830942429" text:style-name="L22">
        <text:list-item>
          <text:p text:style-name="P75"><text:span text:style-name="T71">v</text:span><text:span text:style-name="T70">ar </text:span><text:span text:style-name="T83">emp</text:span><text:span text:style-name="T70">=</text:span><text:span text:style-name="T92">new </text:span><text:span text:style-name="T70">Object();</text:span></text:p>
        </text:list-item>
      </text:list>
      <text:list xml:id="list125632878259479" text:continue-list="list125632571286701" text:style-name="L18">
        <text:list-item>
          <text:list>
            <text:list-header>
              <text:p text:style-name="P55"><text:span text:style-name="T111">emp.id</text:span>=<text:span text:style-name="T116">101</text:span>;</text:p>
              <text:p text:style-name="P55"><text:span text:style-name="T111">emp.name</text:span>=<text:span text:style-name="T116">"Ravi Malik"</text:span>;</text:p>
              <text:p text:style-name="P55"><text:span text:style-name="T111">emp.salary</text:span>=<text:span text:style-name="T116">50000</text:span>;</text:p>
              <text:p text:style-name="P61"><text:span text:style-name="T110">document.write(emp.id+" "+emp.name+" "+emp.salary);</text:span></text:p>
            </text:list-header>
          </text:list>
        </text:list-item>
        <text:list-item>
          <text:p text:style-name="P44">By using an object constructor (using new keyword).</text:p>
        </text:list-item>
      </text:list>
      <text:list xml:id="list24160586" text:style-name="L24">
        <text:list-item>
          <text:p text:style-name="P78"><text:span text:style-name="T46">Each argument value can be assigned in the current object by using </text:span><text:span text:style-name="T35">this</text:span><text:span text:style-name="T46"> keyword.</text:span></text:p>
        </text:list-item>
        <text:list-item>
          <text:p text:style-name="P77"><text:span text:style-name="T27">f</text:span><text:span text:style-name="T26">unction emp(id,name,salary){</text:span></text:p>
          <text:p text:style-name="P56"><text:span text:style-name="T111">this.id</text:span>=id;</text:p>
          <text:p text:style-name="P56"><text:span text:style-name="T111">this.name</text:span>=name;</text:p>
          <text:p text:style-name="P56"><text:span text:style-name="T111">this.salary</text:span>=salary;</text:p>
          <text:p text:style-name="P56">}</text:p>
          <text:p text:style-name="P64"><text:span text:style-name="T114">e</text:span><text:span text:style-name="T125">=</text:span><text:span text:style-name="T119">new </text:span><text:span text:style-name="T125">emp(103,"Vimal Jaiswal",30000);</text:span></text:p>
          <text:p text:style-name="P77"><text:span text:style-name="T65">document.write(e.id+" "+e.name+" "+e.salary);</text:span></text:p>
        </text:list-item>
      </text:list>
      <text:p text:style-name="P31"><text:span text:style-name="T132">JavaScript array</text:span><text:span text:style-name="T130"> :-</text:span></text:p>
      <text:p text:style-name="P31"><text:span text:style-name="T133">JavaScript array</text:span><text:span text:style-name="T130"> </text:span><text:span text:style-name="T124">is an object that represents a collection of similar type of elements.</text:span></text:p>
      <text:list xml:id="list3059685469" text:style-name="L27">
        <text:list-item>
          <text:p text:style-name="P45"><text:span text:style-name="T124">By array literal.</text:span></text:p>
        </text:list-item>
      </text:list>
      <text:list xml:id="list1955298821" text:style-name="L28">
        <text:list-item>
          <text:p text:style-name="P79"><text:span text:style-name="T76">Syntax</text:span><text:span text:style-name="T68"> :- </text:span><text:span text:style-name="T67">var </text:span><text:span text:style-name="T82">arrayname</text:span><text:span text:style-name="T67">=[value1,value2.....valueN]; </text:span></text:p>
        </text:list-item>
        <text:list-item>
          <text:p text:style-name="P57"><text:span text:style-name="T102">Ex</text:span><text:span text:style-name="T142"> :- </text:span><text:span text:style-name="T141">var </text:span><text:span text:style-name="T115">emp</text:span><text:span text:style-name="T141">=["Sonoo","Vimal","Ratan"];  </text:span></text:p>
          <text:p text:style-name="P57">for(<text:span text:style-name="T111">i</text:span>=<text:span text:style-name="T116">0</text:span>;i<text:span text:style-name="T135">&lt;emp.length</text:span>;i++){</text:p>
          <text:p text:style-name="P57">document.write(emp[i]+"<text:span text:style-name="T135">&lt;br/&gt;</text:span>");</text:p>
          <text:p text:style-name="P80"><text:span text:style-name="T65">}</text:span></text:p>
        </text:list-item>
      </text:list>
      <text:list xml:id="list125632856678672" text:continue-list="list3059685469" text:style-name="L27">
        <text:list-item>
          <text:p text:style-name="P45">By creating instance of Array directly (using new keyword).</text:p>
        </text:list-item>
      </text:list>
      <text:list xml:id="list701213559" text:style-name="L29">
        <text:list-item>
          <text:p text:style-name="P81"><text:span text:style-name="T40">Syntax</text:span><text:span text:style-name="T28"> :- </text:span><text:span text:style-name="T72">var </text:span><text:span text:style-name="T84">arrayname</text:span><text:span text:style-name="T72">=</text:span><text:span text:style-name="T93">new</text:span><text:span text:style-name="T78"> </text:span><text:span text:style-name="T72">Array(); </text:span></text:p>
        </text:list-item>
        <text:list-item>
          <text:p text:style-name="P58"><text:span text:style-name="T20">var i; </text:span></text:p>
          <text:p text:style-name="P58">va<text:span text:style-name="T143">r </text:span><text:span text:style-name="T111">emp </text:span>= <text:span text:style-name="T116">new </text:span>Array();</text:p>
          <text:p text:style-name="P65"><text:span text:style-name="T125">emp[0] = "Arun";,emp[1] = "Varun";,emp[2] = "John";</text:span></text:p>
          <text:p text:style-name="P65"><text:span text:style-name="T125">for(</text:span><text:span text:style-name="T114">i</text:span><text:span text:style-name="T125">=</text:span><text:span text:style-name="T119">0</text:span><text:span text:style-name="T125">;i</text:span><text:span text:style-name="T138">&lt;emp.length</text:span><text:span text:style-name="T125">;i++){</text:span></text:p>
          <text:p text:style-name="P65"><text:span text:style-name="T125">document.write(emp[i]+"</text:span><text:span text:style-name="T138">&lt;br&gt;</text:span><text:span text:style-name="T125">");</text:span></text:p>
          <text:p text:style-name="P82"><text:span text:style-name="T65">}</text:span></text:p>
        </text:list-item>
      </text:list>
      <text:list xml:id="list125632795480693" text:continue-list="list125632856678672" text:style-name="L27">
        <text:list-item>
          <text:p text:style-name="P45"><text:soft-page-break/>By using an Array constructor (using new keyword)<text:span text:style-name="T3">.</text:span></text:p>
        </text:list-item>
      </text:list>
      <text:list xml:id="list3081171616" text:style-name="L33">
        <text:list-item>
          <text:p text:style-name="P83"><text:span text:style-name="T74">v</text:span><text:span text:style-name="T73">ar </text:span><text:span text:style-name="T85">emp</text:span><text:span text:style-name="T73">=</text:span><text:span text:style-name="T94">new </text:span><text:span text:style-name="T73">Array("Jai","Vijay","Smith");</text:span></text:p>
          <text:p text:style-name="P83"><text:span text:style-name="T65">for(</text:span><text:span text:style-name="T81">i</text:span><text:span text:style-name="T65">=</text:span><text:span text:style-name="T91">0</text:span><text:span text:style-name="T65">;i</text:span><text:span text:style-name="T79">&lt;emp.length</text:span><text:span text:style-name="T65">;i++){</text:span></text:p>
          <text:p text:style-name="P83"><text:span text:style-name="T65">document.write(emp[i]+"</text:span><text:span text:style-name="T79">&lt;br&gt;</text:span><text:span text:style-name="T65">");</text:span></text:p>
          <text:p text:style-name="P83"><text:span text:style-name="T65">}</text:span></text:p>
        </text:list-item>
      </text:list>
      <text:p text:style-name="P33"><text:span text:style-name="T132">JavaScript string </text:span><text:span text:style-name="T134">:-</text:span></text:p>
      <text:p text:style-name="P32"><text:span text:style-name="T11">The </text:span><text:span text:style-name="T7">JavaScript string </text:span><text:span text:style-name="T11">is an object that represents a sequence of characters.</text:span></text:p>
      <text:list xml:id="list1537349868" text:style-name="L35">
        <text:list-item>
          <text:p text:style-name="P46"><text:span text:style-name="T110">By string literal.</text:span></text:p>
        </text:list-item>
      </text:list>
      <text:list xml:id="list2339860899" text:style-name="L37">
        <text:list-item>
          <text:p text:style-name="P85"><text:span text:style-name="T41">Syntax</text:span><text:span text:style-name="T30"> :- </text:span><text:span text:style-name="T73">var </text:span><text:span text:style-name="T85">stringname</text:span><text:span text:style-name="T73">=</text:span><text:span text:style-name="T94">"string value"</text:span><text:span text:style-name="T73">;</text:span></text:p>
        </text:list-item>
        <text:list-item>
          <text:p text:style-name="P85"><text:span text:style-name="T77">Ex</text:span><text:span text:style-name="T75"> :- </text:span><text:span text:style-name="T73">var </text:span><text:span text:style-name="T85">str</text:span><text:span text:style-name="T73">=</text:span><text:span text:style-name="T94">"This is string literal"</text:span><text:span text:style-name="T73">;</text:span></text:p>
          <text:list>
            <text:list-header>
              <text:p text:style-name="P85"><text:span text:style-name="T65">document.write(str);</text:span></text:p>
            </text:list-header>
          </text:list>
        </text:list-item>
      </text:list>
      <text:list xml:id="list125633126786642" text:continue-list="list1537349868" text:style-name="L35">
        <text:list-item>
          <text:p text:style-name="P84"><text:span text:style-name="T39">By string object (using new keyword)</text:span></text:p>
        </text:list-item>
      </text:list>
      <text:list xml:id="list479242886" text:style-name="L40">
        <text:list-item>
          <text:p text:style-name="P86"><text:span text:style-name="T41">Syntax</text:span><text:span text:style-name="T30"> :- </text:span><text:span text:style-name="T26">var </text:span><text:span text:style-name="T89">stringname</text:span><text:span text:style-name="T26">=</text:span><text:span text:style-name="T95">new </text:span><text:span text:style-name="T26">String("string literal");</text:span></text:p>
        </text:list-item>
        <text:list-item>
          <text:p text:style-name="P86"><text:span text:style-name="T41">Ex</text:span><text:span text:style-name="T30"> :- var </text:span><text:span text:style-name="T90">stringname</text:span><text:span text:style-name="T30">=</text:span><text:span text:style-name="T96">new </text:span><text:span text:style-name="T30">String("hello javascript string");</text:span></text:p>
          <text:list>
            <text:list-header>
              <text:p text:style-name="P87"><text:span text:style-name="T65">document.write(stringname);</text:span></text:p>
            </text:list-header>
          </text:list>
        </text:list-item>
      </text:list>
      <text:p text:style-name="P88"><text:span text:style-name="T34">JavaScript date</text:span><text:span text:style-name="T57"> </text:span><text:span text:style-name="T23">:-</text:span></text:p>
      <text:p text:style-name="P88"><text:span text:style-name="T46">The </text:span><text:span text:style-name="T52">JavaScript date </text:span><text:span text:style-name="T46">object can be used to get year, month and day.</text:span></text:p>
      <text:p text:style-name="P88"><text:span text:style-name="Strong_20_Emphasis"><text:span text:style-name="T33">JavaScript math</text:span></text:span><text:span text:style-name="Strong_20_Emphasis"><text:span text:style-name="T21"> :-</text:span></text:span></text:p>
      <text:p text:style-name="P88"><text:span text:style-name="T46">The </text:span><text:span text:style-name="Strong_20_Emphasis"><text:span text:style-name="T52">JavaScript math </text:span></text:span><text:span text:style-name="T46">object provides several constants and methods to perform mathematical operation.</text:span></text:p>
      <text:p text:style-name="P74"><text:span text:style-name="T58">JavaScript Boolean</text:span><text:span text:style-name="T23"> :-</text:span></text:p>
      <text:p text:style-name="P89"><text:span text:style-name="T52">JavaScript Boolean</text:span><text:span text:style-name="T57"> </text:span><text:span text:style-name="T46">is an object that represents value in two states: </text:span><text:span text:style-name="Emphasis"><text:span text:style-name="T61">true </text:span></text:span><text:span text:style-name="T46">or </text:span><text:span text:style-name="Emphasis"><text:span text:style-name="T61">false</text:span></text:span><text:span text:style-name="T46">.</text:span></text:p>
      <text:list xml:id="list200132129" text:style-name="L47">
        <text:list-item>
          <text:p text:style-name="P91"><text:span text:style-name="T44">Syntax</text:span><text:span text:style-name="T55"> :- </text:span><text:span text:style-name="T49">Boolean </text:span><text:span text:style-name="T88">b</text:span><text:span text:style-name="T49">=</text:span><text:span text:style-name="T98">new </text:span><text:span text:style-name="T49">Boolean(value);</text:span></text:p>
        </text:list-item>
        <text:list-item>
          <text:p text:style-name="P91"><text:span text:style-name="T45">ex</text:span><text:span text:style-name="T56"> :- </text:span><text:span text:style-name="T49">document.write(10</text:span><text:span text:style-name="T80">&lt;20</text:span><text:span text:style-name="T49">);//true</text:span></text:p>
          <text:list>
            <text:list-header>
              <text:p text:style-name="P91"><text:span text:style-name="T65">document.write(10</text:span><text:span text:style-name="T79">&lt;5</text:span><text:span text:style-name="T65">);//false</text:span></text:p>
            </text:list-header>
          </text:list>
        </text:list-item>
      </text:list>
      <text:p text:style-name="P89"><text:span text:style-name="Strong_20_Emphasis"><text:span text:style-name="T33">JavaScript number</text:span></text:span><text:span text:style-name="Strong_20_Emphasis"><text:span text:style-name="T21"> :-</text:span></text:span></text:p>
      <text:p text:style-name="P89"><text:span text:style-name="T46">The </text:span><text:span text:style-name="Strong_20_Emphasis"><text:span text:style-name="T52">JavaScript number </text:span></text:span><text:span text:style-name="T46">object </text:span><text:span text:style-name="Emphasis"><text:span text:style-name="T61">enables you to represent a numeric value</text:span></text:span><text:span text:style-name="T46">.</text:span></text:p>
      <text:list xml:id="list3416198502" text:style-name="L44">
        <text:list-item>
          <text:p text:style-name="P90"><text:span text:style-name="T42">Syntax</text:span><text:span text:style-name="T53"> :- </text:span><text:span text:style-name="T54">var </text:span><text:span text:style-name="T87">n</text:span><text:span text:style-name="T54">=</text:span><text:span text:style-name="T97">new </text:span><text:span text:style-name="T54">Number(value);</text:span></text:p>
        </text:list-item>
        <text:list-item>
          <text:p text:style-name="P90"><text:span text:style-name="T43">EX</text:span><text:span text:style-name="T54"> :- var </text:span><text:span text:style-name="T87">x</text:span><text:span text:style-name="T54">=</text:span><text:span text:style-name="T97">102</text:span><text:span text:style-name="T54">;//integer value</text:span></text:p>
          <text:list>
            <text:list-header>
              <text:p text:style-name="P90"><text:span text:style-name="T65">var </text:span><text:span text:style-name="T81">y</text:span><text:span text:style-name="T65">=</text:span><text:span text:style-name="T91">102</text:span><text:span text:style-name="T65">.7;//floating point value</text:span></text:p>
              <text:p text:style-name="P90"><text:span text:style-name="T65">var </text:span><text:span text:style-name="T81">z</text:span><text:span text:style-name="T65">=</text:span><text:span text:style-name="T91">13e4</text:span><text:span text:style-name="T65">;//exponent value,output: 130000</text:span></text:p>
              <text:p text:style-name="P90"><text:span text:style-name="T65">var </text:span><text:span text:style-name="T81">n</text:span><text:span text:style-name="T65">=</text:span><text:span text:style-name="T91">new </text:span><text:span text:style-name="T65">Number(16);//integer value by number object.</text:span></text:p>
            </text:list-header>
          </text:list>
        </text:list-item>
      </text:list>
      <text:p text:style-name="P89"><text:line-break/></text:p>
      <text:p text:style-name="P30"/>
      <text:p text:style-name="P30"/>
      <text:p text:style-name="P68"><text:soft-page-break/><text:span text:style-name="T65"/></text:p>
      <text:p text:style-name="P68"><text:span text:style-name="T49"/></text:p>
      <text:list xml:id="list125633710237613" text:continue-list="list1734765618" text:style-name="L9">
        <text:list-header>
          <text:p text:style-name="P51"/>
        </text:list-header>
      </text:list>
      <text:p text:style-name="P10"/>
      <text:p text:style-name="P18"><text:line-break/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1" svg:font-family="verdana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6:24:45.964429376</meta:creation-date>
    <dc:date>2019-10-25T12:56:18.992794529</dc:date>
    <meta:editing-duration>PT1H50M51S</meta:editing-duration>
    <meta:editing-cycles>60</meta:editing-cycles>
    <meta:generator>LibreOffice/6.0.7.3$Linux_X86_64 LibreOffice_project/00m0$Build-3</meta:generator>
    <meta:document-statistic meta:table-count="0" meta:image-count="0" meta:object-count="0" meta:page-count="6" meta:paragraph-count="169" meta:word-count="935" meta:character-count="6328" meta:non-whitespace-character-count="5586"/>
  </office:meta>
</office:document-meta>
</file>